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cf140"/>
    </style:style>
    <style:style style:name="P6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fb8b"/>
    </style:style>
    <style:style style:name="T4" style:family="text">
      <style:text-properties officeooo:rsid="001e3266"/>
    </style:style>
    <style:style style:name="T5" style:family="text">
      <style:text-properties officeooo:rsid="001f3b84"/>
    </style:style>
    <style:style style:name="T6" style:family="text">
      <style:text-properties fo:font-size="14pt" officeooo:rsid="001c6c24" style:font-size-asian="14pt" style:font-size-complex="14pt"/>
    </style:style>
    <style:style style:name="T7" style:family="text">
      <style:text-properties fo:font-size="14pt" officeooo:rsid="001cb58e" style:font-size-asian="14pt" style:font-size-complex="14pt"/>
    </style:style>
    <style:style style:name="T8" style:family="text">
      <style:text-properties fo:font-size="14pt" officeooo:rsid="001cf140" style:font-size-asian="14pt" style:font-size-complex="14pt"/>
    </style:style>
    <style:style style:name="T9" style:family="text">
      <style:text-properties fo:font-size="14pt" officeooo:rsid="00234ae8" style:font-size-asian="14pt" style:font-size-complex="14pt"/>
    </style:style>
    <style:style style:name="T10" style:family="text">
      <style:text-properties officeooo:rsid="00205ca3"/>
    </style:style>
    <style:style style:name="T11" style:family="text">
      <style:text-properties officeooo:rsid="0012bd5b"/>
    </style:style>
    <style:style style:name="T12" style:family="text">
      <style:text-properties officeooo:rsid="0020eccd"/>
    </style:style>
    <style:style style:name="T13" style:family="text">
      <style:text-properties officeooo:rsid="00234a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5">7</text:span>, <text:span text:style-name="T3">Ubuntu 20</text:span>, <text:span text:style-name="T1">pdflatex 3, </text:span><text:span text:style-name="T2">pdftk 3</text:span></text:p>
      <text:p text:style-name="P5"><text:span text:style-name="T8">Phông chữ: </text:span><text:span text:style-name="T9">Deja Vu Serif Condensed, </text:span><text:span text:style-name="T8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8-29T09:07:43.178000000</dc:date>
    <meta:editing-duration>PT8H30M6S</meta:editing-duration>
    <meta:editing-cycles>2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27" meta:character-count="162" meta:non-whitespace-character-count="138"/>
  </office:meta>
</office:document-meta>
</file>